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cclaim RSLC C18 2.2um, 2.1x100mm, Thermo</text:p>
          </table:table-cell>
          <table:table-cell office:value-type="string" calcext:value-type="string">
            <text:p><text:a xlink:href="https://www.thermofisher.com/order/catalog/product/059142" xlink:type="simple">RP</text:a></text:p>
          </table:table-cell>
        </table:table-row>
        <table:table-row table:style-name="ro1">
          <table:table-cell office:value-type="string" calcext:value-type="string">
            <text:p>Acclaim RSLC C18 2.2um, 2.1x100mm, Thermo</text:p>
          </table:table-cell>
          <table:table-cell office:value-type="string" calcext:value-type="string">
            <text:p><text:a xlink:href="https://www.thermofisher.com/order/catalog/product/059142" xlink:type="simple">RP</text:a></text:p>
          </table:table-cell>
        </table:table-row>
        <table:table-row table:style-name="ro1">
          <table:table-cell office:value-type="string" calcext:value-type="string">
            <text:p>Acclaim RSLC C18 2.2um, 2.1x100mm, Thermo</text:p>
          </table:table-cell>
          <table:table-cell office:value-type="string" calcext:value-type="string">
            <text:p><text:a xlink:href="https://www.thermofisher.com/order/catalog/product/059142" xlink:type="simple">RP</text:a></text:p>
          </table:table-cell>
        </table:table-row>
        <table:table-row table:style-name="ro1">
          <table:table-cell office:value-type="string" calcext:value-type="string">
            <text:p>Acquity BEH C18 1.7um, 2.1x150mm (Waters)</text:p>
          </table:table-cell>
          <table:table-cell office:value-type="string" calcext:value-type="string">
            <text:p><text:a xlink:href="https://www.waters.com/nextgen/us/en/shop/columns/186002353-acquity-uplc-beh-c18-column-130a-17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Acquity BEH C18 1.7um, 2.1x150mm (Waters)</text:p>
          </table:table-cell>
          <table:table-cell office:value-type="string" calcext:value-type="string">
            <text:p><text:a xlink:href="https://www.waters.com/nextgen/us/en/shop/columns/186002353-acquity-uplc-beh-c18-column-130a-17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Acquity bridged ethyl hybrid C18 (1.7 um, 2.1 mm * 100 mm, Waters)</text:p>
          </table:table-cell>
          <table:table-cell office:value-type="string" calcext:value-type="string">
            <text:p><text:a xlink:href="https://www.waters.com/nextgen/us/en/shop/columns/186002352-acquity-uplc-beh-c18-column-130a-17--m-21-mm-x-100-mm-1-pk.html" xlink:type="simple">RP</text:a></text:p>
          </table:table-cell>
        </table:table-row>
        <table:table-row table:style-name="ro1">
          <table:table-cell office:value-type="string" calcext:value-type="string">
            <text:p>Acquity bridged ethyl hybrid C18 (1.7 um, 2.1 mm * 100 mm, Waters)</text:p>
          </table:table-cell>
          <table:table-cell office:value-type="string" calcext:value-type="string">
            <text:p><text:a xlink:href="https://www.waters.com/nextgen/us/en/shop/columns/186002352-acquity-uplc-beh-c18-column-130a-17--m-21-mm-x-100-mm-1-pk.html" xlink:type="simple">RP</text:a></text:p>
          </table:table-cell>
        </table:table-row>
        <table:table-row table:style-name="ro1">
          <table:table-cell office:value-type="string" calcext:value-type="string">
            <text:p>ACQUITY UPLC BEH Amide 1.7 um 2.1x100mm, Waters</text:p>
          </table:table-cell>
          <table:table-cell office:value-type="string" calcext:value-type="string">
            <text:p><text:a xlink:href="https://www.waters.com/nextgen/us/en/shop/columns/186004801-acquity-uplc-beh-amide-column-130a-17--m-21-mm-x-100-mm-1-pk.html" xlink:type="simple">HILIC</text:a></text:p>
          </table:table-cell>
        </table:table-row>
        <table:table-row table:style-name="ro1">
          <table:table-cell office:value-type="string" calcext:value-type="string">
            <text:p>Acquity UPLC Peptide BEH C18 column (50*2.1 mm; 1.7 um; 130A)(Waters Co.,Milford, MA, USA)</text:p>
          </table:table-cell>
          <table:table-cell office:value-type="string" calcext:value-type="string">
            <text:p><text:a xlink:href="https://www.waters.com/nextgen/us/en/shop/columns/186003687-acquity-uplc-peptide-beh-c18-column-300a-17--m-21-mm-x-150-mm-1-.html" xlink:type="simple">RP</text:a></text:p>
          </table:table-cell>
        </table:table-row>
        <table:table-row table:style-name="ro1">
          <table:table-cell office:value-type="string" calcext:value-type="string">
            <text:p>Agilent C8 Cartridge Column 2.1X30mm 3.5 micron (guard); Agilent SB Aq 2.1x50mm 1.8 micron (analytical) </text:p>
          </table:table-cell>
          <table:table-cell office:value-type="string" calcext:value-type="string">
            <text:p><text:a xlink:href="https://www.crawfordscientific.com/poroshell-sb-aq" xlink:type="simple">RP (?)</text:a></text:p>
          </table:table-cell>
        </table:table-row>
        <table:table-row table:style-name="ro1">
          <table:table-cell office:value-type="string" calcext:value-type="string">
            <text:p>Agilent C8 Cartridge Column 2.1X30mm 3.5 micron (guard); Agilent SB Aq 2.1x50mm 1.8 micron (analytical) </text:p>
          </table:table-cell>
          <table:table-cell office:value-type="string" calcext:value-type="string">
            <text:p><text:a xlink:href="https://www.crawfordscientific.com/poroshell-sb-aq" xlink:type="simple">RP (?)</text:a></text:p>
          </table:table-cell>
        </table:table-row>
        <table:table-row table:style-name="ro1">
          <table:table-cell office:value-type="string" calcext:value-type="string">
            <text:p>Agilent RRHD Eclipse 50 x 2 mm, 1.8 uM</text:p>
          </table:table-cell>
          <table:table-cell office:value-type="string" calcext:value-type="string">
            <text:p><text:a xlink:href="https://www.analytics-shop.com/de/ag959757-902-de.html" xlink:type="simple">RP</text:a></text:p>
          </table:table-cell>
        </table:table-row>
        <table:table-row table:style-name="ro1">
          <table:table-cell office:value-type="string" calcext:value-type="string">
            <text:p>Atlantis T3 3um, 3.0x150mm, Waters with guard column</text:p>
          </table:table-cell>
          <table:table-cell office:value-type="string" calcext:value-type="string">
            <text:p><text:a xlink:href="https://www.waters.com/nextgen/us/en/shop/columns/186003722-atlantis-t3-column-100a-3--m-3-mm-x-100-mm-1-pk.html" xlink:type="simple">RP</text:a></text:p>
          </table:table-cell>
        </table:table-row>
        <table:table-row table:style-name="ro1">
          <table:table-cell office:value-type="string" calcext:value-type="string">
            <text:p>BEH C18 1.7um, 2.1x100mm, Waters</text:p>
          </table:table-cell>
          <table:table-cell office:value-type="string" calcext:value-type="string">
            <text:p><text:a xlink:href="https://www.waters.com/nextgen/us/en/shop/columns/186002352-acquity-uplc-beh-c18-column-130a-17--m-21-mm-x-100-mm-1-pk.html" xlink:type="simple">RP</text:a></text:p>
          </table:table-cell>
        </table:table-row>
        <table:table-row table:style-name="ro1">
          <table:table-cell office:value-type="string" calcext:value-type="string">
            <text:p>BEH C18 1.7um, 2.1x100mm, Waters</text:p>
          </table:table-cell>
          <table:table-cell office:value-type="string" calcext:value-type="string">
            <text:p><text:a xlink:href="https://www.waters.com/nextgen/us/en/shop/columns/186002352-acquity-uplc-beh-c18-column-130a-17--m-21-mm-x-100-mm-1-pk.html" xlink:type="simple">RP</text:a></text:p>
          </table:table-cell>
        </table:table-row>
        <table:table-row table:style-name="ro1">
          <table:table-cell office:value-type="string" calcext:value-type="string">
            <text:p>Develosil C30, Nomura Chemical</text:p>
          </table:table-cell>
          <table:table-cell office:value-type="string" calcext:value-type="string">
            <text:p><text:a xlink:href="https://uvison.com/chromatography-supplies/nomura-chemical-develosil-hplc-columns/develosil-reversed-phase-columns/develosil-c30-ug-c30-columns/nomura-chemical-develosil-c30-ug-column-5-um-id-4.6-mm-x-l-250-mm-ug17546250w" xlink:type="simple">RP</text:a></text:p>
          </table:table-cell>
        </table:table-row>
        <table:table-row table:style-name="ro1">
          <table:table-cell office:value-type="string" calcext:value-type="string">
            <text:p>Kinetex C18 EVO 2.6 um, 2.1x50 mm, precolumn 2.1x5 mm, Phenomenex</text:p>
          </table:table-cell>
          <table:table-cell office:value-type="string" calcext:value-type="string">
            <text:p><text:a xlink:href="https://www.phenomenex.com/Kinetex/KinetexOrderNow/EVO%20C18?culture=de" xlink:type="simple">RP</text:a></text:p>
          </table:table-cell>
        </table:table-row>
        <table:table-row table:style-name="ro1">
          <table:table-cell office:value-type="string" calcext:value-type="string">
            <text:p>Kinetex C18 EVO 2.6 um, 2.1x50 mm, precolumn 2.1x5 mm, Phenomenex</text:p>
          </table:table-cell>
          <table:table-cell office:value-type="string" calcext:value-type="string">
            <text:p><text:a xlink:href="https://www.phenomenex.com/Kinetex/KinetexOrderNow/EVO%20C18?culture=de" xlink:type="simple">RP</text:a></text:p>
          </table:table-cell>
        </table:table-row>
        <table:table-row table:style-name="ro1">
          <table:table-cell office:value-type="string" calcext:value-type="string">
            <text:p>Kinetex Core-Shell C18 2.6 um, 3.0 x 100 mm, Phenomenex</text:p>
          </table:table-cell>
          <table:table-cell office:value-type="string" calcext:value-type="string">
            <text:p><text:a xlink:href="https://www.phenomenex.com/ViewDocument/?id=kinetex®%202.6µm%20ps%20c18%20core-shell%20column’s%20chromatographic%20performance%20and%20unique%20reversed%20phase%20selectivity%20in%20comparison%20to%20a%20conventional%20fully%20porous%20uhplc%20column" xlink:type="simple">RP</text:a></text:p>
          </table:table-cell>
        </table:table-row>
        <table:table-row table:style-name="ro1">
          <table:table-cell office:value-type="string" calcext:value-type="string">
            <text:p>Kinetex Core-Shell C18 2.6 um, 3.0 x 100 mm, Phenomenex</text:p>
          </table:table-cell>
          <table:table-cell office:value-type="string" calcext:value-type="string">
            <text:p><text:a xlink:href="https://www.phenomenex.com/ViewDocument/?id=kinetex®%202.6µm%20ps%20c18%20core-shell%20column’s%20chromatographic%20performance%20and%20unique%20reversed%20phase%20selectivity%20in%20comparison%20to%20a%20conventional%20fully%20porous%20uhplc%20column" xlink:type="simple">RP</text:a></text:p>
          </table:table-cell>
        </table:table-row>
        <table:table-row table:style-name="ro1">
          <table:table-cell office:value-type="string" calcext:value-type="string">
            <text:p>Kinetex Evo C18 2.6 um 50x2.1 mm, Phenomenex</text:p>
          </table:table-cell>
          <table:table-cell office:value-type="string" calcext:value-type="string">
            <text:p><text:a xlink:href="https://www.phenomenex.com/Kinetex/KinetexOrderNow/EVO%20C18?culture=de" xlink:type="simple">RP</text:a></text:p>
          </table:table-cell>
        </table:table-row>
        <table:table-row table:style-name="ro1">
          <table:table-cell office:value-type="string" calcext:value-type="string">
            <text:p>Symmetry C18 Column, Waters</text:p>
          </table:table-cell>
          <table:table-cell office:value-type="string" calcext:value-type="string">
            <text:p><text:a xlink:href="https://www.waters.com/nextgen/us/en/shop/columns/186000696-symmetry-c18-column-100a-35--m-3-mm-x-100-mm-1-pk.html" xlink:type="simple">RP</text:a></text:p>
          </table:table-cell>
        </table:table-row>
        <table:table-row table:style-name="ro1">
          <table:table-cell office:value-type="string" calcext:value-type="string">
            <text:p>Waters Acquity BEH C18 1.7um x 2.1 x 150 mm</text:p>
          </table:table-cell>
          <table:table-cell office:value-type="string" calcext:value-type="string">
            <text:p><text:a xlink:href="https://www.waters.com/nextgen/us/en/shop/columns/186002353-acquity-uplc-beh-c18-column-130a-17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1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 office:value-type="string" calcext:value-type="string">
            <text:p>XBridge C18 3.5um, 2.1x50mm, Waters</text:p>
          </table:table-cell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aters.com/nextgen/be/en/shop/columns/186003023-xbridge-beh-c18-column-130a-35--m-21-mm-x-150-mm-1-pk.html" xlink:type="simple">RP</text:a></text:p>
          </table:table-cell>
        </table:table-row>
      </table:table>
      <table:named-expressions/>
      <table:database-ranges>
        <table:database-range table:name="__Anonymous_Sheet_DB__0" table:target-range-address="Sheet1.A1:Sheet1.B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48:51.409303721</meta:creation-date>
    <dc:date>2021-05-18T17:10:19.853327537</dc:date>
    <meta:editing-duration>PT5S</meta:editing-duration>
    <meta:editing-cycles>1</meta:editing-cycles>
    <meta:document-statistic meta:table-count="1" meta:cell-count="67" meta:object-count="0"/>
    <meta:generator>LibreOffice/7.1.3.2$Linux_X86_64 LibreOffice_project/10$Build-2</meta:generator>
  </office:meta>
</office:document-meta>
</file>